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4.71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46in"/>
    </style:style>
    <style:style style:name="co6" style:family="table-column">
      <style:table-column-properties fo:break-before="auto" style:column-width="1.5866in"/>
    </style:style>
    <style:style style:name="co7" style:family="table-column">
      <style:table-column-properties fo:break-before="auto" style:column-width="2.1228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0.8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0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0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2pt" style:language-asian="zh" style:country-asian="CN" style:font-style-asian="normal" style:font-weight-asian="normal" style:font-name-complex="Noto Sans Arabic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ff0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bold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ff0000" style:text-outline="false" style:text-line-through-style="none" style:text-line-through-type="none" style:font-name="Roboto" fo:font-size="12pt" fo:font-style="normal" fo:text-shadow="none" style:text-underline-style="none" style:text-underline-mode="continuous" style:text-overline-mode="continuous" style:text-line-through-mode="continuous" style:font-name-asian="F" style:font-size-asian="6.80000019073486pt" style:font-style-asian="normal" style:font-weight-asian="bold" style:font-name-complex="Roboto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4000" style:font-name="Roboto" fo:font-size="12pt" style:font-name-asian="F" style:font-size-asian="6.80000019073486pt" style:font-weight-asian="bold" style:font-name-complex="Roboto" style:font-size-complex="12pt" style:language-complex="en" style:country-complex="US"/>
    </style:style>
    <style:style style:name="ce22" style:family="table-cell" style:parent-style-name="Default">
      <style:text-properties fo:color="#ff4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bold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37"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bold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bold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bold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bold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bold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bold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6.80000019073486pt" style:language-asian="zh" style:country-asian="CN" style:font-style-asian="normal" style:font-weight-asian="normal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Robo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2pt" style:language-asian="none" style:country-asian="none" style:font-style-asian="normal" style:font-weight-asian="normal" style:font-name-complex="Noto Sans Arabi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Robo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2pt" style:language-asian="none" style:country-asian="none" style:font-style-asian="normal" style:font-weight-asian="bold" style:font-name-complex="Noto Sans Arabic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Roboto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Adwaita Sans" style:font-size-asian="12pt" style:language-asian="none" style:country-asian="none" style:font-style-asian="normal" style:font-name-complex="Noto Sans Arabic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bold" style:font-name-complex="Noto Sans Devanagari1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bold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bold" style:font-name-complex="Robot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Noto Sans Devanagari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2pt" style:language-asian="none" style:country-asian="none" style:font-style-asian="normal" style:font-weight-asian="normal" style:font-name-complex="Noto Sans Arabi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font-style-asian="normal" style:font-weight-asian="normal" style:font-name-complex="Noto Sans Devanagari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Robo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2pt" style:language-asian="none" style:country-asian="none" style:font-style-asian="normal" style:font-weight-asian="normal" style:font-name-complex="Noto Sans Arabi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6099" style:font-name="Roboto" fo:font-size="12pt" fo:font-weight="normal" style:letter-kerning="true" fo:language="en" fo:country="US" style:language-asian="zh" style:country-asian="CN" style:language-complex="en" style:country-complex="US" style:font-name-asian="Roboto" style:font-name-complex="Roboto" style:font-size-complex="12pt" style:font-weight-asian="normal" style:font-weight-complex="normal"/>
    </style:style>
    <style:style style:name="T2" style:family="text">
      <style:text-properties style:font-name="Roboto" fo:font-size="12pt" fo:font-weight="normal" style:letter-kerning="true" fo:language="en" fo:country="US" style:language-asian="zh" style:country-asian="CN" style:language-complex="en" style:country-complex="US" style:font-name-asian="Roboto" style:font-name-complex="Roboto" style:font-size-complex="12pt" style:font-weight-asian="normal" style:font-weight-complex="normal" style:use-window-font-color="true"/>
    </style:style>
    <style:style style:name="T3" style:family="text">
      <style:text-properties fo:color="#ff0000" style:font-name="Roboto" fo:font-size="12pt" fo:font-weight="normal" style:letter-kerning="true" fo:language="en" fo:country="US" style:language-asian="zh" style:country-asian="CN" style:language-complex="en" style:country-complex="US" style:font-name-asian="F" style:font-name-complex="Roboto" style:font-size-complex="12pt" style:font-weight-asian="bold" style:font-weight-complex="normal"/>
    </style:style>
    <style:style style:name="T4" style:family="text">
      <style:text-properties style:font-name="Roboto" fo:font-size="12pt" fo:font-weight="normal" style:letter-kerning="true" fo:language="en" fo:country="US" style:language-asian="zh" style:country-asian="CN" style:language-complex="en" style:country-complex="US" style:font-name-asian="F" style:font-name-complex="Roboto" style:font-size-complex="12pt" style:font-weight-asian="bold" style:font-weight-complex="normal" style:use-window-font-color="true"/>
    </style:style>
    <style:style style:name="T5" style:family="text">
      <style:text-properties fo:font-weight="normal" style:letter-kerning="true" fo:language="en" fo:country="US" style:language-asian="zh" style:country-asian="CN" style:language-complex="en" style:country-complex="US" style:font-weight-complex="normal"/>
    </style:style>
    <style:style style:name="T6" style:family="text">
      <style:text-properties fo:font-weight="normal" fo:language="en" fo:country="US" style:language-asian="zh" style:country-asian="CN" style:font-weight-complex="normal" style:letter-kerning="true" style:language-complex="en" style:country-complex="U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2pt" style:letter-kerning="true" fo:language="en" fo:country="US" style:language-asian="zh" style:country-asian="CN" style:language-complex="en" style:country-complex="US" style:font-size-complex="12pt"/>
    </style:style>
    <style:style style:name="T9" style:family="text">
      <style:text-properties style:font-name="Roboto" style:text-underline-style="none" style:text-underline-color="font-color" style:text-line-through-type="none" fo:font-style="normal" style:text-outline="false" fo:text-shadow="none" style:text-line-through-mode="continuous" style:font-name-asian="Noto Sans CJK SC" style:font-size-asian="12pt" style:font-style-asian="normal" style:font-style-complex="normal" style:text-emphasize="none" style:font-relief="none" style:text-overline-style="none" style:text-overline-color="font-color" style:use-window-font-color="true" fo:font-size="12pt" style:letter-kerning="true" fo:language="en" fo:country="US" style:language-asian="zh" style:country-asian="CN" style:language-complex="en" style:country-complex="US" style:font-name-complex="Noto Sans Devanagari1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erial Refueling Tanker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row table:style-name="ro1">
          <table:table-cell office:value-type="string" calcext:value-type="string">
            <text:p>S.no</text:p>
          </table:table-cell>
          <table:table-cell table:style-name="ce1" office:value-type="string" calcext:value-type="string">
            <text:p>Aircraft</text:p>
          </table:table-cell>
          <table:table-cell table:style-name="ce1" office:value-type="string" calcext:value-type="string">
            <text:p>Program</text:p>
          </table:table-cell>
          <table:table-cell table:style-name="ce4" office:value-type="string" calcext:value-type="string">
            <text:p>Year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Ilyushin Il-78MKI</text:span><text:span text:style-name="T2"> (NATO: Midas)</text:span></text:p>
          </table:table-cell>
          <table:table-cell table:style-name="ce2"/>
          <table:table-cell office:value-type="date" office:date-value="2003-03-01" calcext:value-type="date">
            <text:p>03/01/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irbus A330 MRTT</text:p>
          </table:table-cell>
          <table:table-cell office:value-type="string" calcext:value-type="string">
            <text:p>Leasing</text:p>
          </table:table-cell>
          <table:table-cell office:value-type="date" office:date-value="2025-03-01" calcext:value-type="date">
            <text:p>03/01/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AI-HAL Boeing 767 MMTT</text:p>
          </table:table-cell>
          <table:table-cell office:value-type="string" calcext:value-type="string">
            <text:p>Conversion</text:p>
          </table:table-cell>
          <table:table-cell office:value-type="date" office:date-value="2025-03-01" calcext:value-type="date">
            <text:p>03/01/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eing KC-135 Stratotanker</text:p>
          </table:table-cell>
          <table:table-cell office:value-type="string" calcext:value-type="string">
            <text:p>Leasing</text:p>
          </table:table-cell>
          <table:table-cell office:value-type="date" office:date-value="2025-11-01" calcext:value-type="date">
            <text:p>11/01/2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ttack-Close Air Support Aircraft" table:style-name="ta1">
        <table:table-column table:style-name="co1" table:default-cell-style-name="ce6"/>
        <table:table-column table:style-name="co2" table:default-cell-style-name="ce8"/>
        <table:table-column table:style-name="co6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S.no</text:p>
          </table:table-cell>
          <table:table-cell table:style-name="ce6" office:value-type="string" calcext:value-type="string">
            <text:p>Aircraft</text:p>
          </table:table-cell>
          <table:table-cell table:style-name="ce16" office:value-type="string" calcext:value-type="string">
            <text:p>Year</text:p>
          </table:table-cell>
          <table:table-cell table:style-name="ce6"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Westland Lysander</text:p>
          </table:table-cell>
          <table:table-cell table:style-name="ce16" office:value-type="float" office:value="1942" calcext:value-type="float">
            <text:p>1942</text:p>
          </table:table-cell>
          <table:table-cell table:style-name="ce6" office:value-type="string" calcext:value-type="string">
            <text:p>~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wker Tempest Mk II</text:p>
          </table:table-cell>
          <table:table-cell table:style-name="ce5" office:value-type="date" office:date-value="1946-09-01" calcext:value-type="date">
            <text:p>09/01/46</text:p>
          </table:table-cell>
          <table:table-cell table:style-name="ce3"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Bristol Beaufighter (Post-WWII IAF)</text:p>
          </table:table-cell>
          <table:table-cell table:style-name="ce17" office:value-type="float" office:value="1946" calcext:value-type="float">
            <text:p>1946</text:p>
          </table:table-cell>
          <table:table-cell table:style-name="ce3" office:value-type="string" calcext:value-type="string">
            <text:p>~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wker Hurricane Mk II</text:p>
          </table:table-cell>
          <table:table-cell table:style-name="ce18" office:value-type="date" office:date-value="1942-05-01" calcext:value-type="date">
            <text:p>05/01/42</text:p>
          </table:table-cell>
          <table:table-cell office:value-type="string" calcext:value-type="string">
            <text:p>~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ultee Vengeance</text:p>
          </table:table-cell>
          <table:table-cell table:style-name="ce18" office:value-type="date" office:date-value="1943-02-01" calcext:value-type="date">
            <text:p>02/01/43</text:p>
          </table:table-cell>
          <table:table-cell office:value-type="string" calcext:value-type="string">
            <text:p>~60–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ssault Ouragan (Toofani)</text:p>
          </table:table-cell>
          <table:table-cell table:style-name="ce18" office:value-type="date" office:date-value="1953-06-25" calcext:value-type="date">
            <text:p>06/25/53</text:p>
          </table:table-cell>
          <table:table-cell office:value-type="string" calcext:value-type="string">
            <text:p>104 Unit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ssault Mystère IV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04 Uni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English Electric Canberra B(I).5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~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 Havilland Vampire FB.52</text:p>
          </table:table-cell>
          <table:table-cell table:style-name="ce18" office:value-type="date" office:date-value="1948-11-01" calcext:value-type="date">
            <text:p>11/01/48</text:p>
          </table:table-cell>
          <table:table-cell office:value-type="string" calcext:value-type="string">
            <text:p>233+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 Havilland Vampire NF.10 / NF.54 (Night Fighter)</text:p>
          </table:table-cell>
          <table:table-cell office:value-type="float" office:value="1953" calcext:value-type="float">
            <text:p>19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 Havilland Vampire PR.55 (Reconnaissance)</text:p>
          </table:table-cell>
          <table:table-cell table:style-name="ce18" office:value-type="date" office:date-value="1954-11-01" calcext:value-type="date">
            <text:p>11/01/54</text:p>
          </table:table-cell>
          <table:table-cell office:value-type="string" calcext:value-type="string">
            <text:p>~7 Uni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wker Hunter F. Mk 56 (Fighter)</text:p>
          </table:table-cell>
          <table:table-cell table:style-name="ce18" office:value-type="date" office:date-value="1957-11-01" calcext:value-type="date">
            <text:p>11/01/57</text:p>
          </table:table-cell>
          <table:table-cell office:value-type="string" calcext:value-type="string">
            <text:p>160 Unit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<text:span text:style-name="T3">Hawker Hunter FGA.56A (Ground Attac</text:span><text:span text:style-name="T4">k)</text:span></text:p>
          </table:table-cell>
          <table:table-cell office:value-type="string" calcext:value-type="string">
            <text:p>1966–1967.</text:p>
          </table:table-cell>
          <table:table-cell office:value-type="string" calcext:value-type="string">
            <text:p>55 Uni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wker Hunter F.76 &amp; F.76A (Reconnaissance / Fighter)</text:p>
          </table:table-cell>
          <table:table-cell table:style-name="ce18" office:value-type="date" office:date-value="1970-03-01" calcext:value-type="date">
            <text:p>03/01/70</text:p>
          </table:table-cell>
          <table:table-cell office:value-type="string" calcext:value-type="string">
            <text:p>~7–12 Un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khoi Su-7BMK</text:p>
          </table:table-cell>
          <table:table-cell table:style-name="ce18" office:value-type="date" office:date-value="1968-03-01" calcext:value-type="date">
            <text:p>03/01/68</text:p>
          </table:table-cell>
          <table:table-cell office:value-type="string" calcext:value-type="string">
            <text:p>154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L Marut Mk 1 (Fighter-Bomber)</text:p>
          </table:table-cell>
          <table:table-cell table:style-name="ce18" office:value-type="date" office:date-value="1967-04-01" calcext:value-type="date">
            <text:p>04/01/67</text:p>
          </table:table-cell>
          <table:table-cell office:value-type="string" calcext:value-type="string">
            <text:p>129 Unit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L Mk 1T (Two-Seat Trainer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8 Unit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HAL Marut Mk 1R (Experimental / Afterburning) (Prototype)</text:p>
          </table:table-cell>
          <table:table-cell table:style-name="ce18" office:value-type="date" office:date-value="1970-01-10" calcext:value-type="date">
            <text:p>01/10/70</text:p>
          </table:table-cell>
          <table:table-cell office:value-type="string" calcext:value-type="string">
            <text:p>1 Uni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HAL X-241 (Wooden Glider Mock-up) (Prototype)</text:p>
          </table:table-cell>
          <table:table-cell table:style-name="ce6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HF-24 Prototype (Powered) (Prototype)</text:p>
          </table:table-cell>
          <table:table-cell table:style-name="ce6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Pre-production Mk 1</text:p>
          </table:table-cell>
          <table:table-cell table:style-name="ce6"/>
          <table:table-cell table:style-name="ce14" office:value-type="string" calcext:value-type="string">
            <text:p>18 Unit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HAL Marut Mk 1BX (Egypt Engine Testbed)</text:p>
          </table:table-cell>
          <table:table-cell table:style-name="ce14" office:value-type="float" office:value="1967" calcext:value-type="float">
            <text:p>1967</text:p>
          </table:table-cell>
          <table:table-cell table:style-name="ce14" office:value-type="string" calcext:value-type="string">
            <text:p>1 Uni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SEPECAT Jaguar IS (Strike)</text:p>
          </table:table-cell>
          <table:table-cell table:style-name="ce18" office:value-type="date" office:date-value="1979-07-01" calcext:value-type="date">
            <text:p>07/01/7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SEPECAT Jaguar IM (Maritime)</text:p>
          </table:table-cell>
          <table:table-cell office:value-type="float" office:value="1986" calcext:value-type="float">
            <text:p>1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G-27ML (Bahadur) (Primary Strike)</text:p>
          </table:table-cell>
          <table:table-cell table:style-name="ce18" office:value-type="date" office:date-value="1984-10-01" calcext:value-type="date">
            <text:p>10/01/84</text:p>
          </table:table-cell>
          <table:table-cell office:value-type="string" calcext:value-type="string">
            <text:p>165 Unit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G-27UPG (Upgraded Strike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~ 30 – 40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G-27BN (Vijay)</text:p>
          </table:table-cell>
          <table:table-cell table:style-name="ce18" office:value-type="date" office:date-value="1981-01-01" calcext:value-type="date">
            <text:p>01/01/81</text:p>
          </table:table-cell>
          <table:table-cell office:value-type="string" calcext:value-type="string">
            <text:p>95 Uni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MiG-23MF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40 Un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koyan-Gurevich MiG-23BN</text:p>
          </table:table-cell>
          <table:table-cell table:style-name="ce18" office:value-type="date" office:date-value="1981-01-01" calcext:value-type="date">
            <text:p>01/01/81</text:p>
          </table:table-cell>
          <table:table-cell office:value-type="string" calcext:value-type="string">
            <text:p>95 unit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Sukhoi Su-30MKI (CAS / strike role)</text:p>
          </table:table-cell>
          <table:table-cell table:style-name="ce18" office:value-type="date" office:date-value="2002-09-01" calcext:value-type="date">
            <text:p>09/01/02</text:p>
          </table:table-cell>
          <table:table-cell office:value-type="string" calcext:value-type="string">
            <text:p>~272–284 uni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2" office:value-type="string" calcext:value-type="string">
            <text:p>HAL Tejas Mk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0 Uni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HAL Tejas Mk1A</text:p>
          </table:table-cell>
          <table:table-cell office:value-type="string" calcext:value-type="string">
            <text:p>2025 (Oct)</text:p>
          </table:table-cell>
          <table:table-cell office:value-type="string" calcext:value-type="string">
            <text:p>180 (Ordered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HAL Tejas Mk2 (Prototype)</text:p>
          </table:table-cell>
          <table:table-cell office:value-type="string" calcext:value-type="string">
            <text:p>Expected in 2027</text:p>
          </table:table-cell>
          <table:table-cell table:style-name="ce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Dassault Mirage 2000H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~46 Uni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Dassault Mirage 2000TH (Two-seat Trainer)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~13 Unit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Dassault Mirage 2000 I/TI (Upgraded Multi-role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1 Uni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Dassault Mirage 2000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~24 Units (Second Hand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Dassault Mirage 2000-5 (Proposed)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2 used Unit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Dassault Rafale E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 Uni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Dassault Rafale DH (Two-seat Trainer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8 Un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Dassault Rafale M (Maritime Strike)</text:p>
          </table:table-cell>
          <table:table-cell office:value-type="string" calcext:value-type="string">
            <text:p>Expected in 2028</text:p>
          </table:table-cell>
          <table:table-cell office:value-type="string" calcext:value-type="string">
            <text:p>26 Units (Ordered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Dassault Rafale (MRFA Program)</text:p>
          </table:table-cell>
          <table:table-cell table:style-name="ce14" office:value-type="string" calcext:value-type="string">
            <text:p>114 (Proposed)</text:p>
          </table:table-cell>
          <table:table-cell table:style-name="ce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Mikoyan MiG-29UPG</text:p>
          </table:table-cell>
          <table:table-cell table:style-name="ce18" office:value-type="date" office:date-value="2012-12-14" calcext:value-type="date">
            <text:p>12/14/12</text:p>
          </table:table-cell>
          <table:table-cell office:value-type="string" calcext:value-type="string">
            <text:p>~66–67 activ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"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"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"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5"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5"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5"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5"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5"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5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5"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5" table:number-columns-repeated="3"/>
        </table:table-row>
      </table:table>
      <table:table table:name="Fighter-Interceptor" table:style-name="ta1">
        <table:table-column table:style-name="co1" table:default-cell-style-name="ce15"/>
        <table:table-column table:style-name="co2" table:default-cell-style-name="ce19"/>
        <table:table-column table:style-name="co4" table:default-cell-style-name="ce25"/>
        <table:table-column table:style-name="co8" table:default-cell-style-name="ce25"/>
        <table:table-row table:style-name="ro3">
          <table:table-cell office:value-type="string" calcext:value-type="string">
            <text:p>S.no</text:p>
          </table:table-cell>
          <table:table-cell table:style-name="ce15" office:value-type="string" calcext:value-type="string">
            <text:p>Aircraft</text:p>
          </table:table-cell>
          <table:table-cell table:style-name="ce23" office:value-type="string" calcext:value-type="string">
            <text:p>Year</text:p>
          </table:table-cell>
          <table:table-cell table:style-name="ce15" office:value-type="string" calcext:value-type="string">
            <text:p>Q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pitfire Mk V</text:p>
          </table:table-cell>
          <table:table-cell table:style-name="ce24" office:value-type="date" office:date-value="1942-10-01" calcext:value-type="date">
            <text:p>10/01/42</text:p>
          </table:table-cell>
          <table:table-cell office:value-type="string" calcext:value-type="string">
            <text:p>~10–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itfire Mk VIII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~40–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tfire Mk IX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~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<text:span text:style-name="T5">Spitfire Mk XIV</text:span></text:p>
          </table:table-cell>
          <table:table-cell table:style-name="ce24" office:value-type="date" office:date-value="1947-12-01" calcext:value-type="date">
            <text:p>12/01/47</text:p>
          </table:table-cell>
          <table:table-cell office:value-type="string" calcext:value-type="string">
            <text:p>~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tfire Mk XVIII</text:p>
          </table:table-cell>
          <table:table-cell office:value-type="float" office:value="1948" calcext:value-type="float">
            <text:p>194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tfire Mk XIX</text:p>
          </table:table-cell>
          <table:table-cell office:value-type="string" calcext:value-type="string">
            <text:p>1948–19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 Havilland Vampire F.3 (Day Fighter)</text:p>
          </table:table-cell>
          <table:table-cell table:style-name="ce24" office:value-type="date" office:date-value="1948-11-01" calcext:value-type="date">
            <text:p>11/01/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<text:span text:style-name="T6">MiG-21FL (Type 77)</text:span>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235 (38 imported, 197 HA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MiG-21M (Type 96)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58 (All HAL buil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MiG-21MF (Type 96F)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5-20 (Imported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MiG-21bis (Type 75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295 (75 imported, 220 HA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MiG-21 Bis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25 (Upgraded bis)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table:number-columns-repeated="3"/>
        </table:table-row>
      </table:table>
      <table:table table:name="Trainer" table:style-name="ta1">
        <table:table-column table:style-name="co1" table:default-cell-style-name="ce15"/>
        <table:table-column table:style-name="co2" table:default-cell-style-name="ce15"/>
        <table:table-column table:style-name="co9" table:default-cell-style-name="ce15"/>
        <table:table-column table:style-name="co10" table:default-cell-style-name="ce15"/>
        <table:table-column table:style-name="co4" table:number-columns-repeated="16380"/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ircraft</text:p>
          </table:table-cell>
          <table:table-cell table:style-name="ce23" office:value-type="string" calcext:value-type="string">
            <text:p>Year</text:p>
          </table:table-cell>
          <table:table-cell office:value-type="string" calcext:value-type="string">
            <text:p>Qty</text:p>
          </table:table-cell>
          <table:table-cell table:style-name="ce15"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Hawker Hunter T.66 &amp; T.66D (Two-Seat Trainer)</text:p>
          </table:table-cell>
          <table:table-cell table:style-name="ce28" office:value-type="float" office:value="1957" calcext:value-type="float">
            <text:p>1957</text:p>
          </table:table-cell>
          <table:table-cell table:style-name="ce28" office:value-type="string" calcext:value-type="string">
            <text:p>~40 Units</text:p>
          </table:table-cell>
          <table:table-cell table:style-name="ce15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de Havilland Vampire T.55 (Two-Seat Trainer)</text:p>
          </table:table-cell>
          <table:table-cell table:style-name="ce28" office:value-type="float" office:value="1953" calcext:value-type="float">
            <text:p>1953</text:p>
          </table:table-cell>
          <table:table-cell table:style-name="ce28" office:value-type="float" office:value="124" calcext:value-type="float">
            <text:p>124</text:p>
          </table:table-cell>
          <table:table-cell table:style-name="ce15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BAE Hawk Mk 132 (Undergoing Upgrades)</text:p>
          </table:table-cell>
          <table:table-cell table:style-name="ce29" office:value-type="date" office:date-value="2008-02-01" calcext:value-type="date">
            <text:p>02/01/08</text:p>
          </table:table-cell>
          <table:table-cell table:style-name="ce28" office:value-type="string" calcext:value-type="string">
            <text:p>123 Units</text:p>
          </table:table-cell>
          <table:table-cell table:style-name="ce15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iG-23UB (Trainer)</text:p>
          </table:table-cell>
          <table:table-cell table:style-name="ce28" office:value-type="string" calcext:value-type="string">
            <text:p>early 1980s</text:p>
          </table:table-cell>
          <table:table-cell table:style-name="ce30" office:value-type="float" office:value="0" calcext:value-type="float">
            <text:p>0</text:p>
          </table:table-cell>
          <table:table-cell table:style-name="ce15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SEPECAT Jaguar IB (Trainer)</text:p>
          </table:table-cell>
          <table:table-cell table:style-name="ce28" office:value-type="string" calcext:value-type="string">
            <text:p>1979 / 1981</text:p>
          </table:table-cell>
          <table:table-cell table:style-name="ce28" office:value-type="float" office:value="32" calcext:value-type="float">
            <text:p>32</text:p>
          </table:table-cell>
          <table:table-cell table:style-name="ce15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string" calcext:value-type="string">
            <text:p>HAL Tejas Trainer</text:p>
          </table:table-cell>
          <table:table-cell table:style-name="ce28" office:value-type="float" office:value="2023" calcext:value-type="float">
            <text:p>2023</text:p>
          </table:table-cell>
          <table:table-cell table:style-name="ce28" office:value-type="string" calcext:value-type="string">
            <text:p>18 (Ordered)</text:p>
          </table:table-cell>
          <table:table-cell table:style-name="ce15" table:number-columns-repeated="16380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3"/>
          <table:table-cell table:style-name="ce15" table:number-columns-repeated="16380"/>
        </table:table-row>
        <table:table-row table:style-name="ro3" table:number-rows-repeated="1048567">
          <table:table-cell table:number-columns-repeated="4"/>
          <table:table-cell table:style-name="ce15" table:number-columns-repeated="16380"/>
        </table:table-row>
        <table:table-row table:style-name="ro3">
          <table:table-cell table:number-columns-repeated="4"/>
          <table:table-cell table:style-name="ce15" table:number-columns-repeated="16380"/>
        </table:table-row>
      </table:table>
      <table:table table:name="Helicopters" table:style-name="ta1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ircraft</text:p>
          </table:table-cell>
          <table:table-cell table:style-name="ce4" office:value-type="string" calcext:value-type="string">
            <text:p>Year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ikorsky S-55 </text:p>
          </table:table-cell>
          <table:table-cell table:style-name="ce35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Sikorsky H-19</text:p>
          </table:table-cell>
          <table:table-cell table:style-name="ce35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Bell 47G (Sioux) </text:p>
          </table:table-cell>
          <table:table-cell table:style-name="ce36"/>
          <table:table-cell table:style-name="ce3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Mil Mi-4 (Hound) </text:p>
          </table:table-cell>
          <table:table-cell table:style-name="ce35"/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Mil Mi-8 (Hip) </text:p>
          </table:table-cell>
          <table:table-cell table:style-name="ce35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Mil Mi-25</text:p>
          </table:table-cell>
          <table:table-cell table:style-name="ce35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HAL Chetak (Alouette III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HAL Cheetah (Lama) / Cheet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Mil Mi-17V-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Mil Mi-26 (Halo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Mil Mi-24/35 (Hind)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HAL Dhruv (ALH)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HAL Rudra (ALH-WSI)<text:line-break/><text:span text:style-name="T7">Bell 412</text:span>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HAL Prachand (LCH)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Boeing AH-64E Apach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Boeing CH-47F Chino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4" office:value-type="string" calcext:value-type="string">
            <text:p>HAL Prachand (LCH)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pecial Mission - Reconnaissance" table:style-name="ta1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ircraft</text:p>
          </table:table-cell>
          <table:table-cell table:style-name="ce16" office:value-type="string" calcext:value-type="string">
            <text:p>Year</text:p>
          </table:table-cell>
          <table:table-cell table:style-name="ce6" office:value-type="string" calcext:value-type="string">
            <text:p>Qty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37" office:value-type="string" calcext:value-type="string">
            <text:p>de Havilland Mosquito PR</text:p>
          </table:table-cell>
          <table:table-cell table:style-name="ce13"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37" office:value-type="string" calcext:value-type="string">
            <text:p>Supermarine Spitfire PR Variants </text:p>
          </table:table-cell>
          <table:table-cell table:style-name="ce13"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38" office:value-type="string" calcext:value-type="string">
            <text:p>English Electric Canberra PR Variants</text:p>
          </table:table-cell>
          <table:table-cell table:style-name="ce18"/>
          <table:table-cell table:style-name="ce1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38" office:value-type="string" calcext:value-type="string">
            <text:p>English Electric Canberra (PR.7 / PR.57 / PR.67)</text:p>
          </table:table-cell>
          <table:table-cell table:style-name="ce13"/>
          <table:table-cell table:style-name="ce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38" office:value-type="string" calcext:value-type="string">
            <text:p>Mikoyan-Gurevich MiG-25R (Foxbat)</text:p>
          </table:table-cell>
          <table:table-cell table:style-name="ce13" table:number-columns-repeated="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39" office:value-type="string" calcext:value-type="string">
            <text:p><text:span text:style-name="T8">MiG-21R</text:span></text:p>
          </table:table-cell>
          <table:table-cell table:style-name="ce13" table:number-columns-repeated="2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37" office:value-type="string" calcext:value-type="string">
            <text:p>Tupolev Tu-142M / ME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37" office:value-type="string" calcext:value-type="string">
            <text:p>Ilyushin Il-38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37" office:value-type="string" calcext:value-type="string">
            <text:p>Ilyushin Il-20 / Il-22 (Coot variants – limited use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37" office:value-type="string" calcext:value-type="string">
            <text:p>DRDO Netra (Embraer ERJ-145 AEW&amp;C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37" office:value-type="string" calcext:value-type="string">
            <text:p>Beriev A-50EI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40" office:value-type="string" calcext:value-type="string">
            <text:p>DRDO Netra AEW&amp;CS (Mk1/Mk1A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40" office:value-type="string" calcext:value-type="string">
            <text:p>Netra Mk-2 (Airbus A321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38" office:value-type="string" calcext:value-type="string">
            <text:p>Bombardier Global 5000/6500 (Modified for ELINT/SIGINT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41" office:value-type="string" calcext:value-type="string">
            <text:p>HS 748 (Avro) – Survey / Calibration variants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41" office:value-type="string" calcext:value-type="string">
            <text:p>Dornier Do 228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41" office:value-type="string" calcext:value-type="string">
            <text:p>An-32 (Special Mission variants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42" office:value-type="string" calcext:value-type="string">
            <text:p><text:span text:style-name="T9">Gulfstream G550 (ELINT / SIGINT – Project Guardian)</text:span>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42" office:value-type="string" calcext:value-type="string">
            <text:p><text:span text:style-name="T9">HAL Dhruv (Special mission variants)</text:span>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42" office:value-type="string" calcext:value-type="string">
            <text:p><text:span text:style-name="T9">IAI Heron / Heron TP</text:span>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42" office:value-type="string" calcext:value-type="string">
            <text:p><text:span text:style-name="T9">Searcher Mk II</text:span>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42" office:value-type="string" calcext:value-type="string">
            <text:p><text:span text:style-name="T9">Boeing 707 (SIGINT)</text:span>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42" office:value-type="string" calcext:value-type="string">
            <text:p><text:span text:style-name="T9">IAI Gulfstream III (SRA)</text:span>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38" office:value-type="string" calcext:value-type="string">
            <text:p>Mil Mi-26 (Halo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Mil Mi-24/35 (Hind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38" office:value-type="string" calcext:value-type="string">
            <text:p>HAL Dhruv (ALH)</text:p>
          </table:table-cell>
          <table:table-cell table:style-name="ce6" table:number-columns-repeated="2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HAL Rudra (ALH-WSI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38" office:value-type="string" calcext:value-type="string">
            <text:p>HAL Prachand (LCH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Boeing AH-64E Apache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38" office:value-type="string" calcext:value-type="string">
            <text:p>Boeing CH-47F Chinook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7" office:value-type="string" calcext:value-type="string">
            <text:p>HAL Prachand (LCH)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40" office:value-type="string" calcext:value-type="string">
            <text:p>Bell 4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8">
          <table:table-cell/>
          <table:table-cell table:style-name="Default"/>
          <table:table-cell table:number-columns-repeated="2"/>
        </table:table-row>
        <table:table-row table:style-name="ro1" table:number-rows-repeated="104853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15:05:22.609508545</meta:creation-date>
    <dc:date>2025-12-19T15:38:11.470247767</dc:date>
    <meta:editing-duration>PT32M35S</meta:editing-duration>
    <meta:editing-cycles>26</meta:editing-cycles>
    <meta:generator>LibreOffice/25.8.3.2$Linux_X86_64 LibreOffice_project/580$Build-2</meta:generator>
    <meta:document-statistic meta:table-count="6" meta:cell-count="409" meta:object-count="0"/>
  </office:meta>
</office:document-meta>
</file>